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D00000438F018F4A3FB6DB005.png" manifest:media-type="image/png"/>
  <manifest:file-entry manifest:full-path="Pictures/10000000000007800000043716931FB75FC597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79fd" officeooo:paragraph-rsid="000179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1" text:anchor-type="paragraph" svg:x="0.113cm" svg:y="1.138cm" svg:width="17.59cm" svg:height="9.881cm" draw:z-index="0"><draw:image xlink:href="Pictures/10000000000007800000043716931FB75FC5972E.png" xlink:type="simple" xlink:show="embed" xlink:actuate="onLoad" loext:mime-type="image/png"/></draw:frame>4)</text:p>
      <text:p text:style-name="P1"/>
      <text:p text:style-name="P1"/>
      <text:p text:style-name="P1"><draw:frame draw:style-name="fr1" draw:name="Image2" text:anchor-type="paragraph" svg:width="17.59cm" svg:height="9.908cm" draw:z-index="1"><draw:image xlink:href="Pictures/100000000000077D00000438F018F4A3FB6DB005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3.6.2$Linux_X86_64 LibreOffice_project/30$Build-2</meta:generator>
    <dc:date>2020-06-20T21:14:39.634456610</dc:date>
    <meta:editing-duration>PT7M18S</meta:editing-duration>
    <meta:editing-cycles>2</meta:editing-cycles>
    <meta:document-statistic meta:table-count="0" meta:image-count="2" meta:object-count="0" meta:page-count="1" meta:paragraph-count="2" meta:word-count="1" meta:character-count="3" meta:non-whitespace-character-count="2"/>
  </office:meta>
</office:document-meta>
</file>